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Raleway" svg:font-family="Raleway,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4079a" officeooo:paragraph-rsid="000169a2" style:font-size-asian="18pt" style:font-size-complex="18pt"/>
    </style:style>
    <style:style style:name="P2" style:family="paragraph" style:parent-style-name="Standard">
      <style:paragraph-properties fo:text-align="center" style:justify-single-word="false"/>
      <style:text-properties fo:font-size="18pt" fo:font-weight="normal" officeooo:rsid="000e3706" officeooo:paragraph-rsid="000169a2"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Heading_20_2">
      <style:paragraph-properties fo:text-align="start" style:justify-single-word="false"/>
      <style:text-properties fo:font-variant="normal" fo:text-transform="none" fo:color="#000000" loext:opacity="100%" style:font-name="Liberation Serif" fo:font-size="14pt" fo:letter-spacing="normal" fo:font-style="normal" fo:font-weight="bold" officeooo:rsid="0017eb37" officeooo:paragraph-rsid="0017eb37"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officeooo:rsid="0017eb37" officeooo:paragraph-rsid="0017eb37" style:font-weight-asian="normal" style:font-weight-complex="normal"/>
    </style:style>
    <style:style style:name="P11" style:family="paragraph" style:parent-style-name="Standard">
      <style:paragraph-properties fo:text-align="start" style:justify-single-word="false"/>
      <style:text-properties fo:font-size="12pt" fo:font-weight="normal" officeooo:rsid="00167875" officeooo:paragraph-rsid="00167875"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officeooo:paragraph-rsid="000169a2"/>
    </style:style>
    <style:style style:name="T1" style:family="text">
      <style:text-properties fo:font-variant="normal" fo:text-transform="none" fo:color="#000000" loext:opacity="100%" style:text-line-through-style="none" style:text-line-through-type="none" style:font-name="Liberation Serif" fo:font-size="18pt" fo:font-style="normal" style:text-underline-style="none" fo:font-weight="normal" officeooo:rsid="0004079a" style:text-blinking="false" fo:background-color="transparent" loext:char-shading-value="0" style:font-size-asian="18pt" style:font-weight-asian="normal" style:font-size-complex="18pt" style:font-weight-complex="normal"/>
    </style:style>
    <style:style style:name="T2" style:family="text">
      <style:text-properties fo:font-size="18pt" officeooo:rsid="0004079a" style:font-size-asian="18pt" style:font-size-complex="18pt"/>
    </style:style>
    <style:style style:name="T3" style:family="text">
      <style:text-properties fo:font-size="18pt" officeooo:rsid="001483bd" style:font-size-asian="18pt" style:font-size-complex="18pt"/>
    </style:style>
    <style:style style:name="T4" style:family="text">
      <style:text-properties fo:font-size="18pt" officeooo:rsid="0017a36c" style:font-size-asian="18pt" style:font-size-complex="18pt"/>
    </style:style>
    <style:style style:name="T5" style:family="text">
      <style:text-properties officeooo:rsid="0017eb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S</text:span><text:span text:style-name="T3">2</text:span><text:span text:style-name="T2">.0</text:span><text:span text:style-name="T4">6</text:span><text:span text:style-name="T2"> </text:span><text:bookmark text:name="docs-internal-guid-2b0583ef-7fff-174b-3d6e-0db03c6c7dc9"/><text:span text:style-name="T1">Organisation d’un travail en équipe </text:span></text:p>
      <text:p text:style-name="Text_20_body"><text:line-break/></text:p>
      <text:p text:style-name="P1"/>
      <text:p text:style-name="P1">_____________________________________________</text:p>
      <text:p text:style-name="P1"/>
      <text:p text:style-name="P1"/>
      <text:p text:style-name="P2"/>
      <text:p text:style-name="P7">1) Projet et ses objectifs :</text:p>
      <text:p text:style-name="P4"/>
      <text:p text:style-name="P10">Comme son nom l’indique, ce projet portait sur le travail d’équipe et l’organisation d’un projet. Le projet en question était un salon en rapport avec l’informatique, à organisé dans l’enceinte de l’IUT. Notre salon portait sur la robotique. Nous devions organisé les stands, les activités , les sponsors…</text:p>
      <text:p text:style-name="P10"/>
      <text:h text:style-name="P6" text:outline-level="2">2) Organisation collaborative :</text:h>
      <text:p text:style-name="P10"/>
      <text:p text:style-name="P10">Cette SAE à été réalisé par groupe de quatre.Nous avons réparti les tâches sous forme de rôles. Par exemple, quelqu’un était chef de projet et s’occupait des normes à respecter, moi, j’étais responsable de la communication, je m’occupais donc de trouvez des entreprises participantes des flyers de la publicité… Nous avions aussi un responsable des responsable budgétaire et un responsable logistique.</text:p>
      <text:p text:style-name="P5"/>
      <text:p text:style-name="P3">3) Étapes et difficultés :</text:p>
      <text:p text:style-name="P3"/>
      <text:p text:style-name="P5">Le projet était découpé selon moi en trois étapes :</text:p>
      <text:p text:style-name="P5"/>
      <text:p text:style-name="P5">- <text:span text:style-name="T5">Mise en place du projet, nous avons trouvé le thème, le lieu ...</text:span></text:p>
      <text:p text:style-name="P5">- <text:span text:style-name="T5">Recherche de partenaires et d’activité</text:span></text:p>
      <text:p text:style-name="P5">- <text:span text:style-name="T5">Publicité et respect des normes</text:span></text:p>
      <text:p text:style-name="P5"/>
      <text:p text:style-name="P10">Le sujet était très libre, ce que je n’apprécie pas forcément car la création et la gestion d’un projet n’est pas vraiment mon point fort. Néanmoins le sujet était assez agréable et nous avions de bonnes idées mêm si un peu compliqué de se mettre dedans car nous n’avions jamais eu de cours à ce sujet.</text:p>
      <text:p text:style-name="P3"/>
      <text:p text:style-name="P3">4 ) Amélioration pour l’avenir :</text:p>
      <text:p text:style-name="P3"/>
      <text:p text:style-name="P11">Aucune amélioration notable pour se projet. <text:span text:style-name="T5">Nous avons correctement réparti le travail, nous manquions peut être de choses concrètes mais il n’y a pas vraiment eu de cours à ce suje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Raleway" svg:font-family="Raleway,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editing-duration>PT1H12M7S</meta:editing-duration>
    <meta:editing-cycles>23</meta:editing-cycles>
    <dc:date>2025-06-14T12:18:07.879000000</dc:date>
    <meta:document-statistic meta:table-count="0" meta:image-count="0" meta:object-count="0" meta:page-count="1" meta:paragraph-count="15" meta:word-count="260" meta:character-count="1586" meta:non-whitespace-character-count="1338"/>
  </office:meta>
</office:document-meta>
</file>